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9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5"/>September - 2012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59876" calcext:value-type="float">
            <text:p><text:s/>559,876 </text:p>
          </table:table-cell>
          <table:table-cell table:style-name="ce30" office:value-type="float" office:value="2921" calcext:value-type="float">
            <text:p><text:s/>2,921 </text:p>
          </table:table-cell>
          <table:table-cell table:style-name="ce30" office:value-type="float" office:value="28402" calcext:value-type="float">
            <text:p><text:s/>28,40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508518" calcext:value-type="float">
            <text:p><text:s/>508,51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380" calcext:value-type="float">
            <text:p><text:s/>380 </text:p>
          </table:table-cell>
          <table:table-cell table:style-name="ce30" office:value-type="float" office:value="19085" calcext:value-type="float">
            <text:p><text:s/>19,085 </text:p>
          </table:table-cell>
          <table:table-cell table:style-name="ce30" office:value-type="float" office:value="79" calcext:value-type="float">
            <text:p><text:s/>79 </text:p>
          </table:table-cell>
          <table:table-cell table:style-name="ce30" office:value-type="float" office:value="957" calcext:value-type="float">
            <text:p><text:s/>957 </text:p>
          </table:table-cell>
          <table:table-cell table:style-name="ce30" office:value-type="float" office:value="5445" calcext:value-type="float">
            <text:p><text:s/>5,445 </text:p>
          </table:table-cell>
          <table:table-cell table:style-name="ce30" office:value-type="float" office:value="3871" calcext:value-type="float">
            <text:p><text:s/>3,871 </text:p>
          </table:table-cell>
          <table:table-cell table:style-name="ce30" office:value-type="float" office:value="1574" calcext:value-type="float">
            <text:p><text:s/>1,574 </text:p>
          </table:table-cell>
          <table:table-cell table:style-name="ce30" office:value-type="float" office:value="105" calcext:value-type="float">
            <text:p><text:s/>105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7008" calcext:value-type="float">
            <text:p><text:s/>177,008 </text:p>
          </table:table-cell>
          <table:table-cell table:style-name="ce30" office:value-type="float" office:value="754" calcext:value-type="float">
            <text:p><text:s/>75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8466" calcext:value-type="float">
            <text:p><text:s/>168,46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02" calcext:value-type="float">
            <text:p><text:s/>202 </text:p>
          </table:table-cell>
          <table:table-cell table:style-name="ce30" office:value-type="float" office:value="7168" calcext:value-type="float">
            <text:p><text:s/>7,16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41" calcext:value-type="float">
            <text:p><text:s/>341 </text:p>
          </table:table-cell>
          <table:table-cell table:style-name="ce30" office:value-type="float" office:value="1585" calcext:value-type="float">
            <text:p><text:s/>1,585 </text:p>
          </table:table-cell>
          <table:table-cell table:style-name="ce30" office:value-type="float" office:value="1374" calcext:value-type="float">
            <text:p><text:s/>1,374 </text:p>
          </table:table-cell>
          <table:table-cell table:style-name="ce30" office:value-type="float" office:value="211" calcext:value-type="float">
            <text:p><text:s/>211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100" calcext:value-type="float">
            <text:p><text:s/>82,100 </text:p>
          </table:table-cell>
          <table:table-cell table:style-name="ce30" office:value-type="float" office:value="411" calcext:value-type="float">
            <text:p><text:s/>411 </text:p>
          </table:table-cell>
          <table:table-cell table:style-name="ce30" office:value-type="float" office:value="6563" calcext:value-type="float">
            <text:p><text:s/>6,5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442" calcext:value-type="float">
            <text:p><text:s/>73,4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1" calcext:value-type="float">
            <text:p><text:s/>111 </text:p>
          </table:table-cell>
          <table:table-cell table:style-name="ce30" office:value-type="float" office:value="1452" calcext:value-type="float">
            <text:p><text:s/>1,4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1" calcext:value-type="float">
            <text:p><text:s/>151 </text:p>
          </table:table-cell>
          <table:table-cell table:style-name="ce30" office:value-type="float" office:value="792" calcext:value-type="float">
            <text:p><text:s/>792 </text:p>
          </table:table-cell>
          <table:table-cell table:style-name="ce30" office:value-type="float" office:value="643" calcext:value-type="float">
            <text:p><text:s/>643 </text:p>
          </table:table-cell>
          <table:table-cell table:style-name="ce30" office:value-type="float" office:value="149" calcext:value-type="float">
            <text:p><text:s/>149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9216" calcext:value-type="float">
            <text:p><text:s/>49,216 </text:p>
          </table:table-cell>
          <table:table-cell table:style-name="ce30" office:value-type="float" office:value="233" calcext:value-type="float">
            <text:p><text:s/>233 </text:p>
          </table:table-cell>
          <table:table-cell table:style-name="ce30" office:value-type="float" office:value="7543" calcext:value-type="float">
            <text:p><text:s/>7,5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38171" calcext:value-type="float">
            <text:p><text:s/>38,1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2970" calcext:value-type="float">
            <text:p><text:s/>2,97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7" calcext:value-type="float">
            <text:p><text:s/>117 </text:p>
          </table:table-cell>
          <table:table-cell table:style-name="ce30" office:value-type="float" office:value="630" calcext:value-type="float">
            <text:p><text:s/>630 </text:p>
          </table:table-cell>
          <table:table-cell table:style-name="ce30" office:value-type="float" office:value="532" calcext:value-type="float">
            <text:p><text:s/>532 </text:p>
          </table:table-cell>
          <table:table-cell table:style-name="ce30" office:value-type="float" office:value="98" calcext:value-type="float">
            <text:p><text:s/>9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734" calcext:value-type="float">
            <text:p><text:s/>20,734 </text:p>
          </table:table-cell>
          <table:table-cell table:style-name="ce30" office:value-type="float" office:value="68" calcext:value-type="float">
            <text:p><text:s/>68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59" calcext:value-type="float">
            <text:p><text:s/>16,35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646" calcext:value-type="float">
            <text:p><text:s/>64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2" calcext:value-type="float">
            <text:p><text:s/>62 </text:p>
          </table:table-cell>
          <table:table-cell table:style-name="ce30" office:value-type="float" office:value="126" calcext:value-type="float">
            <text:p><text:s/>126 </text:p>
          </table:table-cell>
          <table:table-cell table:style-name="ce30" office:value-type="float" office:value="120" calcext:value-type="float">
            <text:p><text:s/>120 </text:p>
          </table:table-cell>
          <table:table-cell table:style-name="ce30" office:value-type="float" office:value="6" calcext:value-type="float">
            <text:p><text:s/>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3750" calcext:value-type="float">
            <text:p><text:s/>113,750 </text:p>
          </table:table-cell>
          <table:table-cell table:style-name="ce30" office:value-type="float" office:value="1227" calcext:value-type="float">
            <text:p><text:s/>1,227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0952" calcext:value-type="float">
            <text:p><text:s/>110,9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2187" calcext:value-type="float">
            <text:p><text:s/>2,18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7" calcext:value-type="float">
            <text:p><text:s/>227 </text:p>
          </table:table-cell>
          <table:table-cell table:style-name="ce30" office:value-type="float" office:value="1421" calcext:value-type="float">
            <text:p><text:s/>1,421 </text:p>
          </table:table-cell>
          <table:table-cell table:style-name="ce30" office:value-type="float" office:value="442" calcext:value-type="float">
            <text:p><text:s/>442 </text:p>
          </table:table-cell>
          <table:table-cell table:style-name="ce30" office:value-type="float" office:value="979" calcext:value-type="float">
            <text:p><text:s/>979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4410" calcext:value-type="float">
            <text:p><text:s/>114,410 </text:p>
          </table:table-cell>
          <table:table-cell table:style-name="ce30" office:value-type="float" office:value="226" calcext:value-type="float">
            <text:p><text:s/>226 </text:p>
          </table:table-cell>
          <table:table-cell table:style-name="ce30" office:value-type="float" office:value="10037" calcext:value-type="float">
            <text:p><text:s/>10,0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99045" calcext:value-type="float">
            <text:p><text:s/>99,045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0" calcext:value-type="float">
            <text:p><text:s/>30 </text:p>
          </table:table-cell>
          <table:table-cell table:style-name="ce30" office:value-type="float" office:value="4573" calcext:value-type="float">
            <text:p><text:s/>4,573 </text:p>
          </table:table-cell>
          <table:table-cell table:style-name="ce30" office:value-type="float" office:value="78" calcext:value-type="float">
            <text:p><text:s/>78 </text:p>
          </table:table-cell>
          <table:table-cell table:style-name="ce30" office:value-type="float" office:value="59" calcext:value-type="float">
            <text:p><text:s/>59 </text:p>
          </table:table-cell>
          <table:table-cell table:style-name="ce30" office:value-type="float" office:value="886" calcext:value-type="float">
            <text:p><text:s/>886 </text:p>
          </table:table-cell>
          <table:table-cell table:style-name="ce30" office:value-type="float" office:value="755" calcext:value-type="float">
            <text:p><text:s/>755 </text:p>
          </table:table-cell>
          <table:table-cell table:style-name="ce30" office:value-type="float" office:value="131" calcext:value-type="float">
            <text:p><text:s/>131 </text:p>
          </table:table-cell>
          <table:table-cell table:style-name="ce30" office:value-type="float" office:value="41" calcext:value-type="float">
            <text:p><text:s/>41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59" calcext:value-type="float">
            <text:p><text:s/>2,659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29" calcext:value-type="float">
            <text:p><text:s/>929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6549" calcext:value-type="float">
            <text:p><text:s/>36,549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397" calcext:value-type="float">
            <text:p><text:s/>32,3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909" calcext:value-type="float">
            <text:p><text:s/>2,9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524" calcext:value-type="float">
            <text:p><text:s/>524 </text:p>
          </table:table-cell>
          <table:table-cell table:style-name="ce31" office:value-type="float" office:value="509" calcext:value-type="float">
            <text:p><text:s/>509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936" calcext:value-type="float">
            <text:p><text:s/>4,936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108" calcext:value-type="float">
            <text:p><text:s/>1,1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491" calcext:value-type="float">
            <text:p><text:s/>3,49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2" calcext:value-type="float">
            <text:p><text:s/>3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720" calcext:value-type="float">
            <text:p><text:s/>1,72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7" calcext:value-type="float">
            <text:p><text:s/>1,5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5" calcext:value-type="float">
            <text:p><text:s/>1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35" calcext:value-type="float">
            <text:p><text:s/>5,135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92" calcext:value-type="float">
            <text:p><text:s/>4,6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70" calcext:value-type="float">
            <text:p><text:s/>170 </text:p>
          </table:table-cell>
          <table:table-cell table:style-name="ce31" office:value-type="float" office:value="78" calcext:value-type="float">
            <text:p><text:s/>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90" calcext:value-type="float">
            <text:p><text:s/>1,89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19" calcext:value-type="float">
            <text:p><text:s/>1,7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15" calcext:value-type="float">
            <text:p><text:s/>2,21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4" calcext:value-type="float">
            <text:p><text:s/>1,8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0" calcext:value-type="float">
            <text:p><text:s/>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547" calcext:value-type="float">
            <text:p><text:s/>2,5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" calcext:value-type="float">
            <text:p><text:s/>17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50" calcext:value-type="float">
            <text:p><text:s/>13,050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48" calcext:value-type="float">
            <text:p><text:s/>12,1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" calcext:value-type="float">
            <text:p><text:s/>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26" calcext:value-type="float">
            <text:p><text:s/>62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" calcext:value-type="float">
            <text:p><text:s/>6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6" calcext:value-type="float">
            <text:p><text:s/>2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34" calcext:value-type="float">
            <text:p><text:s/>2,634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0" calcext:value-type="float">
            <text:p><text:s/>2,6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0" calcext:value-type="float">
            <text:p><text:s/>6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372" calcext:value-type="float">
            <text:p><text:s/>17,372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43" calcext:value-type="float">
            <text:p><text:s/>16,2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82" calcext:value-type="float">
            <text:p><text:s/>1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024" calcext:value-type="float">
            <text:p><text:s/>7,024 </text:p>
          </table:table-cell>
          <table:table-cell table:style-name="ce31" office:value-type="float" office:value="73" calcext:value-type="float">
            <text:p><text:s/>73 </text:p>
          </table:table-cell>
          <table:table-cell table:style-name="ce31" office:value-type="float" office:value="220" calcext:value-type="float">
            <text:p><text:s/>2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490" calcext:value-type="float">
            <text:p><text:s/>6,4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64" calcext:value-type="float">
            <text:p><text:s/>2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04" calcext:value-type="float">
            <text:p><text:s/>104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54" calcext:value-type="float">
            <text:p><text:s/>5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93" calcext:value-type="float">
            <text:p><text:s/>15,993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3" calcext:value-type="float">
            <text:p><text:s/>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58" calcext:value-type="float">
            <text:p><text:s/>2,65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3" calcext:value-type="float">
            <text:p><text:s/>2,0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89" calcext:value-type="float">
            <text:p><text:s/>8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5" calcext:value-type="float">
            <text:p><text:s/>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36" calcext:value-type="float">
            <text:p><text:s/>2,136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045" calcext:value-type="float">
            <text:p><text:s/>2,0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6" calcext:value-type="float">
            <text:p><text:s/>8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2" calcext:value-type="float">
            <text:p><text:s/>5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2-11-09T10:32:04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